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co11" style:family="table-column">
      <style:table-column-properties fo:break-before="auto" style:column-width="6.292cm"/>
    </style:style>
    <style:style style:name="co12" style:family="table-column">
      <style:table-column-properties fo:break-before="auto" style:column-width="2.29cm"/>
    </style:style>
    <style:style style:name="co13" style:family="table-column">
      <style:table-column-properties fo:break-before="auto" style:column-width="4.581cm"/>
    </style:style>
    <style:style style:name="co14" style:family="table-column">
      <style:table-column-properties fo:break-before="auto" style:column-width="2.01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PageStyle_5f_FTP_20_stats">
      <style:table-properties table:display="true" style:writing-mode="lr-tb"/>
    </style:style>
    <style:style style:name="ta6" style:family="table" style:master-page-name="PageStyle_5f_FTP_20_file_20_stat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6e6e6"/>
      <style:text-properties fo:color="#ffffff" style:text-outline="false" style:text-line-through-styl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5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7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8" style:family="table-cell" style:parent-style-name="Default" style:data-style-name="N11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1" style:family="table-cell" style:parent-style-name="Default" style:data-style-name="N114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114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solid" draw:fill-color="#ffff99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" style:family="text">
      <style:text-properties fo:color="#0000ff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string">
            <text:p>Rel. 47</text:p>
          </table:table-cell>
          <table:table-cell table:style-name="ce9" office:value-type="string">
            <text:p>Rel. 48</text:p>
          </table:table-cell>
          <table:table-cell table:style-name="ce9" office:value-type="string">
            <text:p>Rel. 49</text:p>
          </table:table-cell>
          <table:table-cell table:style-name="ce9" office:value-type="string">
            <text:p>Rel. 50</text:p>
          </table:table-cell>
          <table:table-cell table:style-name="ce9" office:value-type="string">
            <text:p>Rel. 51</text:p>
          </table:table-cell>
          <table:table-cell table:style-name="ce9" office:value-type="string">
            <text:p>Rel. 52</text:p>
          </table:table-cell>
          <table:table-cell table:style-name="ce9" office:value-type="string">
            <text:p>Rel. 53</text:p>
          </table:table-cell>
          <table:table-cell table:style-name="ce9" office:value-type="string">
            <text:p>Rel. 54</text:p>
          </table:table-cell>
          <table:table-cell table:style-name="ce9" office:value-type="string">
            <text:p>Rel. 55</text:p>
          </table:table-cell>
          <table:table-cell table:style-name="ce9" table:number-columns-repeated="3"/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31">
            <text:p>4131</text:p>
          </table:table-cell>
          <table:table-cell table:style-name="ce10" office:value-type="float" office:value="4133">
            <text:p>4133</text:p>
          </table:table-cell>
          <table:table-cell table:number-columns-repeated="3" table:style-name="ce10" office:value-type="float" office:value="4140">
            <text:p>4140</text:p>
          </table:table-cell>
          <table:table-cell table:number-columns-repeated="4" table:style-name="ce10" office:value-type="float" office:value="4150">
            <text:p>4150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52">
            <text:p>1052</text:p>
          </table:table-cell>
          <table:table-cell table:style-name="ce10" office:value-type="float" office:value="1054">
            <text:p>1054</text:p>
          </table:table-cell>
          <table:table-cell table:number-columns-repeated="3" table:style-name="ce10" office:value-type="float" office:value="1060">
            <text:p>1060</text:p>
          </table:table-cell>
          <table:table-cell table:number-columns-repeated="4" table:style-name="ce10" office:value-type="float" office:value="1062">
            <text:p>1062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6">
            <text:p>6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3"/>
          <table:table-cell table:style-name="ce10" office:value-type="float" office:value="2">
            <text:p>2</text:p>
          </table:table-cell>
          <table:table-cell table:style-name="ce10" table:number-columns-repeated="224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0">
            <text:p>10</text:p>
          </table:table-cell>
          <table:table-cell table:style-name="ce10" table:number-columns-repeated="4"/>
          <table:table-cell table:style-name="ce10" office:value-type="float" office:value="16">
            <text:p>16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style-name="ce10" office:value-type="float" office:value="10">
            <text:p>10</text:p>
          </table:table-cell>
          <table:table-cell table:style-name="ce10" table:number-columns-repeated="4"/>
          <table:table-cell table:style-name="ce10" office:value-type="float" office:value="1">
            <text:p>1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877">
            <text:p>4877</text:p>
          </table:table-cell>
          <table:table-cell table:style-name="ce10" office:value-type="float" office:value="4881">
            <text:p>4881</text:p>
          </table:table-cell>
          <table:table-cell table:number-columns-repeated="3" table:style-name="ce10" office:value-type="float" office:value="4890">
            <text:p>4890</text:p>
          </table:table-cell>
          <table:table-cell table:number-columns-repeated="4" table:style-name="ce10" office:value-type="float" office:value="4900">
            <text:p>4900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3"/>
          <table:table-cell table:style-name="ce10" office:value-type="float" office:value="12">
            <text:p>12</text:p>
          </table:table-cell>
          <table:table-cell table:style-name="ce10" table:number-columns-repeated="3"/>
          <table:table-cell table:style-name="ce10" office:value-type="float" office:value="6">
            <text:p>6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3" table:end-x="0.209cm" table:end-y="0.338cm" draw:z-index="0" draw:style-name="gr1" svg:width="31.946cm" svg:height="13.553cm" svg:x="1.247cm" svg:y="0.007cm">
              <draw:object draw:notify-on-update-of-ranges="'Enzyme entries'.C1:'Enzyme entries'.C1 'Enzyme entries'.D1:'Enzyme entries'.L1 'Enzyme entries'.C2:'Enzyme entries'.C2 'Enzyme entries'.D2:'Enzyme entries'.L2 'Enzyme entries'.C3:'Enzyme entries'.C3 'Enzyme entries'.D3:'Enzyme entries'.L3 'Enzyme entries'.C4:'Enzyme entries'.C4 'Enzyme entries'.D4:'Enzyme entries'.L4 'Enzyme entries'.C5:'Enzyme entries'.C5 'Enzyme entries'.D5:'Enzyme entries'.L5 'Enzyme entries'.C6:'Enzyme entries'.C6 'Enzyme entries'.D6:'Enzyme entries'.L6 'Enzyme entries'.C7:'Enzyme entries'.C7 'Enzyme entries'.D7:'Enzyme entries'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11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4"/>
          <table:table-cell table:style-name="ce8" table:number-columns-repeated="2"/>
          <table:table-cell table:number-columns-repeated="5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4" table:number-columns-repeated="2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6"/>
          <table:table-cell table:style-name="ce8" table:number-columns-repeated="2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6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3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5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4"/>
          <table:table-cell table:style-name="ce8"/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Enzyme entries'.O70" table:end-x="0.903cm" table:end-y="0.351cm" draw:z-index="1" draw:style-name="gr1" svg:width="30.755cm" svg:height="10.954cm" svg:x="1.262cm" svg:y="0.029cm">
              <draw:object draw:notify-on-update-of-ranges="'Enzyme entries'.C1:'Enzyme entries'.C1 'Enzyme entries'.D1:'Enzyme entries'.L1 'Enzyme entries'.C9:'Enzyme entries'.C9 'Enzyme entries'.D9:'Enzyme entries'.L9 'Enzyme entries'.C10:'Enzyme entries'.C10 'Enzyme entries'.D10:'Enzyme entries'.L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12" office:value-type="string">
            <text:p>Db name </text:p>
          </table:table-cell>
          <table:table-cell table:style-name="ce12" office:value-type="string">
            <text:p>Rel. 47</text:p>
          </table:table-cell>
          <table:table-cell table:style-name="ce12" office:value-type="string">
            <text:p>Rel. 48</text:p>
          </table:table-cell>
          <table:table-cell table:style-name="ce12" office:value-type="string">
            <text:p>Rel. 49</text:p>
          </table:table-cell>
          <table:table-cell table:style-name="ce12" office:value-type="string">
            <text:p>Rel. 50</text:p>
          </table:table-cell>
          <table:table-cell table:style-name="ce12" office:value-type="string">
            <text:p>Rel. 51</text:p>
          </table:table-cell>
          <table:table-cell table:style-name="ce12" office:value-type="string">
            <text:p>Rel. 52</text:p>
          </table:table-cell>
          <table:table-cell table:style-name="ce12" office:value-type="string">
            <text:p>Rel. 53</text:p>
          </table:table-cell>
          <table:table-cell table:style-name="ce12" office:value-type="string">
            <text:p>Rel. 54</text:p>
          </table:table-cell>
          <table:table-cell table:style-name="ce12" office:value-type="string">
            <text:p>Rel. 55</text:p>
          </table:table-cell>
          <table:table-cell table:style-name="ce12" table:number-columns-repeated="3"/>
          <table:table-cell table:style-name="ce17" table:number-columns-repeated="220"/>
          <table:table-cell table:number-columns-repeated="23"/>
          <table:table-cell table:style-name="ce17" table:number-columns-repeated="768"/>
        </table:table-row>
        <table:table-row table:style-name="ro3">
          <table:table-cell table:style-name="ce13" office:value-type="string">
            <text:p>CAS </text:p>
          </table:table-cell>
          <table:table-cell table:style-name="ce10" office:value-type="float" office:value="3394">
            <text:p>3394</text:p>
          </table:table-cell>
          <table:table-cell table:number-columns-repeated="8" table:style-name="ce10" office:value-type="float" office:value="3395">
            <text:p>3395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4" office:value-type="string">
            <text:p>BRENDA </text:p>
          </table:table-cell>
          <table:table-cell table:style-name="ce16" office:value-type="float" office:value="2956">
            <text:p>2956</text:p>
          </table:table-cell>
          <table:table-cell table:style-name="ce16" office:value-type="float" office:value="2942">
            <text:p>2942</text:p>
          </table:table-cell>
          <table:table-cell table:number-columns-repeated="2" table:style-name="ce16" office:value-type="float" office:value="2934">
            <text:p>2934</text:p>
          </table:table-cell>
          <table:table-cell table:style-name="ce16" office:value-type="float" office:value="2885">
            <text:p>2885</text:p>
          </table:table-cell>
          <table:table-cell table:style-name="ce16" office:value-type="float" office:value="2881">
            <text:p>2881</text:p>
          </table:table-cell>
          <table:table-cell table:number-columns-repeated="3" table:style-name="ce16" office:value-type="float" office:value="2879">
            <text:p>2879</text:p>
          </table:table-cell>
          <table:table-cell table:style-name="ce16" table:number-columns-repeated="223"/>
          <table:table-cell table:number-columns-repeated="23"/>
          <table:table-cell table:style-name="ce16" table:number-columns-repeated="768"/>
        </table:table-row>
        <table:table-row table:style-name="ro3">
          <table:table-cell table:style-name="ce14" office:value-type="string">
            <text:p>KEGG </text:p>
          </table:table-cell>
          <table:table-cell table:style-name="ce16" office:value-type="float" office:value="2859">
            <text:p>2859</text:p>
          </table:table-cell>
          <table:table-cell table:style-name="ce16" office:value-type="float" office:value="2842">
            <text:p>2842</text:p>
          </table:table-cell>
          <table:table-cell table:style-name="ce16" office:value-type="float" office:value="2834">
            <text:p>2834</text:p>
          </table:table-cell>
          <table:table-cell table:style-name="ce16" office:value-type="float" office:value="2833">
            <text:p>2833</text:p>
          </table:table-cell>
          <table:table-cell table:style-name="ce16" office:value-type="float" office:value="2829">
            <text:p>2829</text:p>
          </table:table-cell>
          <table:table-cell table:number-columns-repeated="4" table:style-name="ce16" office:value-type="float" office:value="2827">
            <text:p>2827</text:p>
          </table:table-cell>
          <table:table-cell table:style-name="ce16" table:number-columns-repeated="223"/>
          <table:table-cell table:number-columns-repeated="23"/>
          <table:table-cell table:style-name="ce16" table:number-columns-repeated="768"/>
        </table:table-row>
        <table:table-row table:style-name="ro3">
          <table:table-cell table:style-name="ce13" office:value-type="string">
            <text:p>ERGO </text:p>
          </table:table-cell>
          <table:table-cell table:style-name="ce10" office:value-type="float" office:value="1985">
            <text:p>1985</text:p>
          </table:table-cell>
          <table:table-cell table:style-name="ce10" office:value-type="float" office:value="1970">
            <text:p>1970</text:p>
          </table:table-cell>
          <table:table-cell table:style-name="ce10" office:value-type="float" office:value="1967">
            <text:p>1967</text:p>
          </table:table-cell>
          <table:table-cell table:style-name="ce10" office:value-type="float" office:value="1968">
            <text:p>1968</text:p>
          </table:table-cell>
          <table:table-cell table:style-name="ce10" office:value-type="float" office:value="1969">
            <text:p>1969</text:p>
          </table:table-cell>
          <table:table-cell table:style-name="ce10" office:value-type="float" office:value="1965">
            <text:p>1965</text:p>
          </table:table-cell>
          <table:table-cell table:number-columns-repeated="3" table:style-name="ce10" office:value-type="float" office:value="1966">
            <text:p>1966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4" office:value-type="string">
            <text:p>EXPASY </text:p>
          </table:table-cell>
          <table:table-cell table:style-name="ce16" office:value-type="float" office:value="852">
            <text:p>852</text:p>
          </table:table-cell>
          <table:table-cell table:style-name="ce16" office:value-type="float" office:value="850">
            <text:p>850</text:p>
          </table:table-cell>
          <table:table-cell table:style-name="ce16" office:value-type="float" office:value="845">
            <text:p>845</text:p>
          </table:table-cell>
          <table:table-cell table:style-name="ce16" office:value-type="float" office:value="844">
            <text:p>844</text:p>
          </table:table-cell>
          <table:table-cell table:number-columns-repeated="2" table:style-name="ce16" office:value-type="float" office:value="838">
            <text:p>838</text:p>
          </table:table-cell>
          <table:table-cell table:number-columns-repeated="3" table:style-name="ce16" office:value-type="float" office:value="837">
            <text:p>837</text:p>
          </table:table-cell>
          <table:table-cell table:style-name="ce16" table:number-columns-repeated="223"/>
          <table:table-cell table:number-columns-repeated="23"/>
          <table:table-cell table:style-name="ce16" table:number-columns-repeated="768"/>
        </table:table-row>
        <table:table-row table:style-name="ro3">
          <table:table-cell table:style-name="ce13" office:value-type="string">
            <text:p>WIT </text:p>
          </table:table-cell>
          <table:table-cell table:style-name="ce10" office:value-type="float" office:value="834">
            <text:p>834</text:p>
          </table:table-cell>
          <table:table-cell table:style-name="ce10" office:value-type="float" office:value="832">
            <text:p>832</text:p>
          </table:table-cell>
          <table:table-cell table:style-name="ce10" office:value-type="float" office:value="827">
            <text:p>827</text:p>
          </table:table-cell>
          <table:table-cell table:style-name="ce10" office:value-type="float" office:value="826">
            <text:p>826</text:p>
          </table:table-cell>
          <table:table-cell table:number-columns-repeated="2" table:style-name="ce10" office:value-type="float" office:value="820">
            <text:p>820</text:p>
          </table:table-cell>
          <table:table-cell table:number-columns-repeated="3" table:style-name="ce10" office:value-type="float" office:value="819">
            <text:p>819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3" office:value-type="string">
            <text:p>NIST 74 </text:p>
          </table:table-cell>
          <table:table-cell table:number-columns-repeated="9" table:style-name="ce10" office:value-type="float" office:value="354">
            <text:p>354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3" office:value-type="string">
            <text:p>MEROPS </text:p>
          </table:table-cell>
          <table:table-cell table:number-columns-repeated="9" table:style-name="ce10" office:value-type="float" office:value="345">
            <text:p>345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3" office:value-type="string">
            <text:p>UM-BBD </text:p>
          </table:table-cell>
          <table:table-cell table:number-columns-repeated="9" table:style-name="ce10" office:value-type="float" office:value="219">
            <text:p>219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15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TOTAL</text:p>
          </table:table-cell>
          <table:table-cell table:style-name="ce5" table:formula="of:=SUM([.B2:.B10])" office:value-type="float" office:value="13798">
            <text:p>13798</text:p>
          </table:table-cell>
          <table:table-cell table:style-name="ce5" table:formula="of:=SUM([.C2:.C10])" office:value-type="float" office:value="13749">
            <text:p>13749</text:p>
          </table:table-cell>
          <table:table-cell table:style-name="ce5" table:formula="of:=SUM([.D2:.D10])" office:value-type="float" office:value="13720">
            <text:p>13720</text:p>
          </table:table-cell>
          <table:table-cell table:style-name="ce5" table:formula="of:=SUM([.E2:.E10])" office:value-type="float" office:value="13718">
            <text:p>13718</text:p>
          </table:table-cell>
          <table:table-cell table:style-name="ce5" table:formula="of:=SUM([.F2:.F10])" office:value-type="float" office:value="13654">
            <text:p>13654</text:p>
          </table:table-cell>
          <table:table-cell table:style-name="ce5" table:formula="of:=SUM([.G2:.G10])" office:value-type="float" office:value="13644">
            <text:p>13644</text:p>
          </table:table-cell>
          <table:table-cell table:style-name="ce5" table:formula="of:=SUM([.H2:.H10])" office:value-type="float" office:value="13641">
            <text:p>13641</text:p>
          </table:table-cell>
          <table:table-cell table:style-name="ce5" table:formula="of:=SUM([.I2:.I10])" office:value-type="float" office:value="13641">
            <text:p>13641</text:p>
          </table:table-cell>
          <table:table-cell table:style-name="ce5" table:formula="of:=SUM([.J2:.J10])" office:value-type="float" office:value="13641">
            <text:p>13641</text:p>
          </table:table-cell>
          <table:table-cell table:style-name="ce5" table:number-columns-repeated="3"/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3" table:end-x="1.212cm" table:end-y="0.356cm" draw:z-index="0" draw:style-name="gr1" svg:width="30.475cm" svg:height="12.662cm" svg:x="0.184cm" svg:y="0.027cm">
              <draw:object draw:notify-on-update-of-ranges="links.A1:links.A1 links.B1:links.J1 links.A2:links.A2 links.B2:links.J2 links.A3:links.A3 links.B3:links.J3 links.A4:links.A4 links.B4:links.J4 links.A5:links.A5 links.B5:links.J5 links.A6:links.A6 links.B6:links.J6 links.A7:links.A7 links.B7:links.J7 links.A8:links.A8 links.B8:links.J8 links.A9:links.A9 links.B9:links.J9 links.A10:links.A10 links.B10:links.J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9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8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9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18" office:value-type="string">
            <text:p>External entries </text:p>
          </table:table-cell>
          <table:table-cell table:style-name="ce19" office:value-type="string">
            <text:p>Rel. 47</text:p>
          </table:table-cell>
          <table:table-cell table:style-name="ce19" office:value-type="string">
            <text:p>Rel. 48</text:p>
          </table:table-cell>
          <table:table-cell table:style-name="ce19" office:value-type="string">
            <text:p>Rel. 49</text:p>
          </table:table-cell>
          <table:table-cell table:style-name="ce19" office:value-type="string">
            <text:p>Rel. 50</text:p>
          </table:table-cell>
          <table:table-cell table:style-name="ce19" office:value-type="string">
            <text:p>Rel. 51</text:p>
          </table:table-cell>
          <table:table-cell table:style-name="ce19" office:value-type="string">
            <text:p>Rel. 52</text:p>
          </table:table-cell>
          <table:table-cell table:style-name="ce19" office:value-type="string">
            <text:p>Rel. 53</text:p>
          </table:table-cell>
          <table:table-cell table:style-name="ce19" office:value-type="string">
            <text:p>Rel. 54</text:p>
          </table:table-cell>
          <table:table-cell table:style-name="ce19" office:value-type="string">
            <text:p>Rel. 55</text:p>
          </table:table-cell>
          <table:table-cell table:style-name="ce19" table:number-columns-repeated="3"/>
          <table:table-cell table:style-name="ce24" table:number-columns-repeated="209"/>
          <table:table-cell table:style-name="ce26" table:number-columns-repeated="34"/>
          <table:table-cell table:style-name="ce24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0" office:value-type="float" office:value="136591">
            <text:p>136591</text:p>
          </table:table-cell>
          <table:table-cell table:style-name="ce20" office:value-type="float" office:value="138165">
            <text:p>138165</text:p>
          </table:table-cell>
          <table:table-cell table:style-name="ce20" office:value-type="float" office:value="160743">
            <text:p>160743</text:p>
          </table:table-cell>
          <table:table-cell table:style-name="ce20" office:value-type="float" office:value="162549">
            <text:p>162549</text:p>
          </table:table-cell>
          <table:table-cell table:number-columns-repeated="2" table:style-name="ce20" office:value-type="float" office:value="173756">
            <text:p>173756</text:p>
          </table:table-cell>
          <table:table-cell table:style-name="ce20" office:value-type="float" office:value="178893">
            <text:p>178893</text:p>
          </table:table-cell>
          <table:table-cell table:style-name="ce20" office:value-type="float" office:value="178951">
            <text:p>178951</text:p>
          </table:table-cell>
          <table:table-cell table:style-name="ce21" office:value-type="float" office:value="179881">
            <text:p>179881</text:p>
          </table:table-cell>
          <table:table-cell table:style-name="ce21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0" office:value-type="float" office:value="3789">
            <text:p>3789</text:p>
          </table:table-cell>
          <table:table-cell table:number-columns-repeated="3" table:style-name="ce20" office:value-type="float" office:value="3790">
            <text:p>3790</text:p>
          </table:table-cell>
          <table:table-cell table:number-columns-repeated="4" table:style-name="ce20" office:value-type="float" office:value="3791">
            <text:p>3791</text:p>
          </table:table-cell>
          <table:table-cell table:style-name="ce21" office:value-type="float" office:value="3792">
            <text:p>3792</text:p>
          </table:table-cell>
          <table:table-cell table:style-name="ce21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number-columns-repeated="4" table:style-name="ce20" office:value-type="float" office:value="452">
            <text:p>452</text:p>
          </table:table-cell>
          <table:table-cell table:number-columns-repeated="2" table:style-name="ce20" office:value-type="float" office:value="453">
            <text:p>453</text:p>
          </table:table-cell>
          <table:table-cell table:number-columns-repeated="2" table:style-name="ce20" office:value-type="float" office:value="454">
            <text:p>454</text:p>
          </table:table-cell>
          <table:table-cell table:style-name="ce21" office:value-type="float" office:value="454">
            <text:p>454</text:p>
          </table:table-cell>
          <table:table-cell table:style-name="ce21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number-columns-repeated="2" table:style-name="ce20" office:value-type="float" office:value="421">
            <text:p>421</text:p>
          </table:table-cell>
          <table:table-cell table:number-columns-repeated="3" table:style-name="ce20" office:value-type="float" office:value="424">
            <text:p>424</text:p>
          </table:table-cell>
          <table:table-cell table:number-columns-repeated="3" table:style-name="ce20" office:value-type="float" office:value="432">
            <text:p>432</text:p>
          </table:table-cell>
          <table:table-cell table:style-name="ce21" office:value-type="float" office:value="432">
            <text:p>432</text:p>
          </table:table-cell>
          <table:table-cell table:style-name="ce21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MIM </text:p>
          </table:table-cell>
          <table:table-cell table:style-name="ce20" table:number-columns-repeated="8"/>
          <table:table-cell table:style-name="ce21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0" table:formula="of:=SUM([.B2:.B6])" office:value-type="float" office:value="141253">
            <text:p>141253</text:p>
          </table:table-cell>
          <table:table-cell table:style-name="ce20" table:formula="of:=SUM([.C2:.C6])" office:value-type="float" office:value="142828">
            <text:p>142828</text:p>
          </table:table-cell>
          <table:table-cell table:style-name="ce20" table:formula="of:=SUM([.D2:.D6])" office:value-type="float" office:value="165409">
            <text:p>165409</text:p>
          </table:table-cell>
          <table:table-cell table:style-name="ce20" table:formula="of:=SUM([.E2:.E6])" office:value-type="float" office:value="167215">
            <text:p>167215</text:p>
          </table:table-cell>
          <table:table-cell table:style-name="ce20" table:formula="of:=SUM([.F2:.F6])" office:value-type="float" office:value="178424">
            <text:p>178424</text:p>
          </table:table-cell>
          <table:table-cell table:style-name="ce20" table:formula="of:=SUM([.G2:.G6])" office:value-type="float" office:value="178432">
            <text:p>178432</text:p>
          </table:table-cell>
          <table:table-cell table:style-name="ce20" table:formula="of:=SUM([.H2:.H6])" office:value-type="float" office:value="183570">
            <text:p>183570</text:p>
          </table:table-cell>
          <table:table-cell table:style-name="ce20" table:formula="of:=SUM([.I2:.I6])" office:value-type="float" office:value="183628">
            <text:p>183628</text:p>
          </table:table-cell>
          <table:table-cell table:style-name="ce20" table:formula="of:=SUM([.J2:.J6])" office:value-type="float" office:value="184559">
            <text:p>184559</text:p>
          </table:table-cell>
          <table:table-cell table:style-name="ce20" table:number-columns-repeated="3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9" office:value-type="string">
            <text:p>Total cross references </text:p>
          </table:table-cell>
          <table:table-cell table:style-name="ce19" office:value-type="string">
            <text:p>Rel. 47</text:p>
          </table:table-cell>
          <table:table-cell table:style-name="ce19" office:value-type="string">
            <text:p>Rel. 48</text:p>
          </table:table-cell>
          <table:table-cell table:style-name="ce19" office:value-type="string">
            <text:p>Rel. 49</text:p>
          </table:table-cell>
          <table:table-cell table:style-name="ce19" office:value-type="string">
            <text:p>Rel. 50</text:p>
          </table:table-cell>
          <table:table-cell table:style-name="ce19" office:value-type="string">
            <text:p>Rel. 51</text:p>
          </table:table-cell>
          <table:table-cell table:style-name="ce19" office:value-type="string">
            <text:p>Rel. 52</text:p>
          </table:table-cell>
          <table:table-cell table:style-name="ce19" office:value-type="string">
            <text:p>Rel. 53</text:p>
          </table:table-cell>
          <table:table-cell table:style-name="ce19" office:value-type="string">
            <text:p>Rel. 54</text:p>
          </table:table-cell>
          <table:table-cell table:style-name="ce19" office:value-type="string">
            <text:p>Rel. 55</text:p>
          </table:table-cell>
          <table:table-cell table:style-name="ce19" table:number-columns-repeated="3"/>
          <table:table-cell table:style-name="ce25" table:number-columns-repeated="209"/>
          <table:table-cell table:number-columns-repeated="34"/>
          <table:table-cell table:style-name="ce25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1" office:value-type="float" office:value="143085">
            <text:p>143085</text:p>
          </table:table-cell>
          <table:table-cell table:style-name="ce10" office:value-type="float" office:value="144681">
            <text:p>144681</text:p>
          </table:table-cell>
          <table:table-cell table:style-name="ce10" office:value-type="float" office:value="167793">
            <text:p>167793</text:p>
          </table:table-cell>
          <table:table-cell table:style-name="ce10" office:value-type="float" office:value="169608">
            <text:p>169608</text:p>
          </table:table-cell>
          <table:table-cell table:number-columns-repeated="2" table:style-name="ce10" office:value-type="float" office:value="181435">
            <text:p>181435</text:p>
          </table:table-cell>
          <table:table-cell table:style-name="ce10" office:value-type="float" office:value="186837">
            <text:p>186837</text:p>
          </table:table-cell>
          <table:table-cell table:style-name="ce10" office:value-type="float" office:value="186900">
            <text:p>186900</text:p>
          </table:table-cell>
          <table:table-cell table:style-name="ce10" office:value-type="float" office:value="187863">
            <text:p>187863</text:p>
          </table:table-cell>
          <table:table-cell table:style-name="ce10" table:number-columns-repeated="212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1" office:value-type="float" office:value="3792">
            <text:p>3792</text:p>
          </table:table-cell>
          <table:table-cell table:number-columns-repeated="3" table:style-name="ce10" office:value-type="float" office:value="3795">
            <text:p>3795</text:p>
          </table:table-cell>
          <table:table-cell table:number-columns-repeated="4" table:style-name="ce10" office:value-type="float" office:value="3796">
            <text:p>3796</text:p>
          </table:table-cell>
          <table:table-cell table:style-name="ce10" office:value-type="float" office:value="3797">
            <text:p>3797</text:p>
          </table:table-cell>
          <table:table-cell table:style-name="ce10" table:number-columns-repeated="212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1" office:value-type="float" office:value="1317">
            <text:p>1317</text:p>
          </table:table-cell>
          <table:table-cell table:style-name="ce10" office:value-type="float" office:value="1318">
            <text:p>1318</text:p>
          </table:table-cell>
          <table:table-cell table:number-columns-repeated="2" table:style-name="ce10" office:value-type="float" office:value="1319">
            <text:p>1319</text:p>
          </table:table-cell>
          <table:table-cell table:number-columns-repeated="2" table:style-name="ce10" office:value-type="float" office:value="1323">
            <text:p>1323</text:p>
          </table:table-cell>
          <table:table-cell table:number-columns-repeated="3" table:style-name="ce10" office:value-type="float" office:value="1326">
            <text:p>1326</text:p>
          </table:table-cell>
          <table:table-cell table:style-name="ce10" table:number-columns-repeated="2"/>
          <table:table-cell table:style-name="ce23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1" office:value-type="float" office:value="1261">
            <text:p>1261</text:p>
          </table:table-cell>
          <table:table-cell table:style-name="ce10" office:value-type="float" office:value="1261">
            <text:p>1261</text:p>
          </table:table-cell>
          <table:table-cell table:number-columns-repeated="3" table:style-name="ce10" office:value-type="float" office:value="1268">
            <text:p>1268</text:p>
          </table:table-cell>
          <table:table-cell table:number-columns-repeated="4" table:style-name="ce10" office:value-type="float" office:value="1283">
            <text:p>1283</text:p>
          </table:table-cell>
          <table:table-cell table:style-name="ce23"/>
          <table:table-cell table:style-name="ce21"/>
          <table:table-cell table:style-name="ce23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MIM </text:p>
          </table:table-cell>
          <table:table-cell table:style-name="ce2"/>
          <table:table-cell table:style-name="ce10" table:number-columns-repeated="8"/>
          <table:table-cell table:style-name="ce23"/>
          <table:table-cell table:style-name="ce21"/>
          <table:table-cell table:style-name="ce23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9:.B13])" office:value-type="float" office:value="149455">
            <text:p>149455</text:p>
          </table:table-cell>
          <table:table-cell table:style-name="ce2" table:formula="of:=SUM([.C9:.C13])" office:value-type="float" office:value="151055">
            <text:p>151055</text:p>
          </table:table-cell>
          <table:table-cell table:style-name="ce2" table:formula="of:=SUM([.D9:.D13])" office:value-type="float" office:value="174175">
            <text:p>174175</text:p>
          </table:table-cell>
          <table:table-cell table:style-name="ce2" table:formula="of:=SUM([.E9:.E13])" office:value-type="float" office:value="175990">
            <text:p>175990</text:p>
          </table:table-cell>
          <table:table-cell table:style-name="ce2" table:formula="of:=SUM([.F9:.F13])" office:value-type="float" office:value="187822">
            <text:p>187822</text:p>
          </table:table-cell>
          <table:table-cell table:style-name="ce2" table:formula="of:=SUM([.G9:.G13])" office:value-type="float" office:value="187837">
            <text:p>187837</text:p>
          </table:table-cell>
          <table:table-cell table:style-name="ce2" table:formula="of:=SUM([.H9:.H13])" office:value-type="float" office:value="193242">
            <text:p>193242</text:p>
          </table:table-cell>
          <table:table-cell table:style-name="ce2" table:formula="of:=SUM([.I9:.I13])" office:value-type="float" office:value="193305">
            <text:p>193305</text:p>
          </table:table-cell>
          <table:table-cell table:style-name="ce2" table:formula="of:=SUM([.J9:.J13])" office:value-type="float" office:value="194269">
            <text:p>194269</text:p>
          </table:table-cell>
          <table:table-cell table:style-name="ce2" table:number-columns-repeated="3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2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8" table:end-x="1.695cm" table:end-y="0.399cm" draw:z-index="0" draw:style-name="gr1" svg:width="28.709cm" svg:height="9.701cm" svg:x="1.912cm" svg:y="0.054cm">
              <draw:object draw:notify-on-update-of-ranges="xrefs.A1:xrefs.A1 xrefs.B1:xrefs.J1 xrefs.A2:xrefs.A2 xrefs.B2:xrefs.J2 xrefs.A3:xrefs.A3 xrefs.B3:xrefs.J3 xrefs.A4:xrefs.A4 xrefs.B4:xrefs.J4 xrefs.A5:xrefs.A5 xrefs.B5:xrefs.J5 xrefs.A6:xrefs.A6 xrefs.B6:xrefs.J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2"/>
          <table:table-cell table:number-columns-repeated="8"/>
          <table:table-cell table:style-name="ce8"/>
          <table:table-cell table:style-name="ce4" table:number-columns-repeated="2"/>
          <table:table-cell table:number-columns-repeated="1011"/>
        </table:table-row>
        <table:table-row table:style-name="ro2">
          <table:table-cell/>
          <table:table-cell table:style-name="ce22"/>
          <table:table-cell table:number-columns-repeated="8"/>
          <table:table-cell table:style-name="ce8"/>
          <table:table-cell table:number-columns-repeated="4"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 table:number-rows-repeated="4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3" table:end-x="1.64cm" table:end-y="0.253cm" draw:z-index="1" draw:style-name="gr1" svg:width="28.682cm" svg:height="10.054cm" svg:x="1.884cm" svg:y="0.406cm">
              <draw:object draw:notify-on-update-of-ranges="xrefs.A8:xrefs.A8 xrefs.B8:xrefs.J8 xrefs.A9:xrefs.A9 xrefs.B9:xrefs.J9 xrefs.A10:xrefs.A10 xrefs.B10:xrefs.J10 xrefs.A11:xrefs.A11 xrefs.B11:xrefs.J11 xrefs.A12:xrefs.A12 xrefs.B12:xrefs.J12 xrefs.A13:xrefs.A13 xrefs.B13:xrefs.J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3">
          <table:table-cell table:style-name="ce5"/>
          <table:table-cell table:style-name="ce27" office:value-type="string">
            <text:p>Rel. 47</text:p>
          </table:table-cell>
          <table:table-cell table:style-name="ce27" office:value-type="string">
            <text:p>Rel. 48</text:p>
          </table:table-cell>
          <table:table-cell table:style-name="ce27" office:value-type="string">
            <text:p>Rel. 49</text:p>
          </table:table-cell>
          <table:table-cell table:style-name="ce27" office:value-type="string">
            <text:p>Rel. 50</text:p>
          </table:table-cell>
          <table:table-cell table:style-name="ce27" office:value-type="string">
            <text:p>Rel. 51</text:p>
          </table:table-cell>
          <table:table-cell table:style-name="ce27" office:value-type="string">
            <text:p>Rel. 52</text:p>
          </table:table-cell>
          <table:table-cell table:style-name="ce27" office:value-type="string">
            <text:p>Rel. 53</text:p>
          </table:table-cell>
          <table:table-cell table:style-name="ce27" office:value-type="string">
            <text:p>Rel. 54</text:p>
          </table:table-cell>
          <table:table-cell table:style-name="ce27" office:value-type="string">
            <text:p>Rel. 55</text:p>
          </table:table-cell>
          <table:table-cell table:style-name="ce27" table:number-columns-repeated="14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357">
            <text:p>19357</text:p>
          </table:table-cell>
          <table:table-cell table:style-name="ce2" office:value-type="float" office:value="19407">
            <text:p>19407</text:p>
          </table:table-cell>
          <table:table-cell table:number-columns-repeated="2" table:style-name="ce2" office:value-type="float" office:value="19451">
            <text:p>19451</text:p>
          </table:table-cell>
          <table:table-cell table:style-name="ce10" office:value-type="float" office:value="19451">
            <text:p>19451</text:p>
          </table:table-cell>
          <table:table-cell table:number-columns-repeated="4" table:style-name="ce10" office:value-type="float" office:value="19472">
            <text:p>19472</text:p>
          </table:table-cell>
          <table:table-cell table:style-name="ce10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8cm" svg:x="1.764cm" svg:y="0.118cm">
              <draw:object draw:notify-on-update-of-ranges="Synonyms.B1:Synonyms.J1 Synonyms.B2:Synonyms.J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  <table:table table:name="FTP stats" table:style-name="ta5" table:print="false">
        <office:forms form:automatic-focus="false" form:apply-design-mode="false"/>
        <table:table-column table:style-name="co11" table:default-cell-style-name="ce7"/>
        <table:table-column table:style-name="co12" table:number-columns-repeated="12" table:default-cell-style-name="Default"/>
        <table:table-column table:style-name="co5" table:number-columns-repeated="1011" table:default-cell-style-name="Default"/>
        <table:table-row table:style-name="ro2">
          <table:table-cell table:style-name="ce28" office:value-type="string">
            <text:p>Month/Year</text:p>
          </table:table-cell>
          <table:table-cell table:style-name="ce31" office:value-type="date" office:date-value="2009-01-01">
            <text:p>Jan 09</text:p>
          </table:table-cell>
          <table:table-cell table:style-name="ce31" office:value-type="date" office:date-value="2009-02-01">
            <text:p>Feb 09</text:p>
          </table:table-cell>
          <table:table-cell table:style-name="ce31" office:value-type="date" office:date-value="2009-03-01">
            <text:p>Mar 09</text:p>
          </table:table-cell>
          <table:table-cell table:style-name="ce31" office:value-type="date" office:date-value="2009-04-01">
            <text:p>Apr 09</text:p>
          </table:table-cell>
          <table:table-cell table:style-name="ce31" office:value-type="date" office:date-value="2009-05-01">
            <text:p>May 09</text:p>
          </table:table-cell>
          <table:table-cell table:style-name="ce31" office:value-type="date" office:date-value="2009-06-01">
            <text:p>Jun 09</text:p>
          </table:table-cell>
          <table:table-cell table:style-name="ce31" office:value-type="date" office:date-value="2009-07-01">
            <text:p>Jul 09</text:p>
          </table:table-cell>
          <table:table-cell table:style-name="ce31" office:value-type="date" office:date-value="2009-08-01">
            <text:p>Aug 09</text:p>
          </table:table-cell>
          <table:table-cell table:style-name="ce31" office:value-type="date" office:date-value="2009-09-01">
            <text:p>Sep 09</text:p>
          </table:table-cell>
          <table:table-cell table:style-name="ce31" office:value-type="date" office:date-value="2009-10-01">
            <text:p>Oct 09</text:p>
          </table:table-cell>
          <table:table-cell table:style-name="ce31" office:value-type="date" office:date-value="2009-11-01">
            <text:p>Nov 09</text:p>
          </table:table-cell>
          <table:table-cell table:style-name="ce31" office:value-type="date" office:date-value="2009-12-01">
            <text:p>Dec 09</text:p>
          </table:table-cell>
          <table:table-cell table:style-name="ce31" table:number-columns-repeated="224"/>
          <table:table-cell table:number-columns-repeated="19"/>
          <table:table-cell table:style-name="ce31" table:number-columns-repeated="768"/>
        </table:table-row>
        <table:table-row table:style-name="ro2">
          <table:table-cell table:style-name="ce29" office:value-type="string">
            <text:p>Total Data Transferred</text:p>
          </table:table-cell>
          <table:table-cell office:value-type="float" office:value="536254385">
            <text:p>536254385</text:p>
          </table:table-cell>
          <table:table-cell office:value-type="float" office:value="750936856">
            <text:p>750936856</text:p>
          </table:table-cell>
          <table:table-cell office:value-type="float" office:value="625149824">
            <text:p>625149824</text:p>
          </table:table-cell>
          <table:table-cell office:value-type="float" office:value="646741763">
            <text:p>646741763</text:p>
          </table:table-cell>
          <table:table-cell table:style-name="ce32">
            <draw:custom-shape table:end-cell-address="'FTP stats'.M5" table:end-x="0.439cm" table:end-y="0.342cm" draw:z-index="1" draw:style-name="gr2" draw:text-style-name="P2" svg:width="15.203cm" svg:height="1.565cm" svg:x="1.203cm" svg:y="0.053cm">
              <text:p text:style-name="P1"><text:span text:style-name="T1">Web and FTP statistics are available at </text:span><text:span text:style-name="T2">http://www.ebi.ac.uk/awstats/menu.pl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3" table:number-columns-repeated="2"/>
          <table:table-cell table:style-name="ce32" table:number-columns-repeated="3"/>
          <table:table-cell table:number-columns-repeated="2"/>
          <table:table-cell table:style-name="ce32" table:number-columns-repeated="224"/>
          <table:table-cell table:number-columns-repeated="19"/>
          <table:table-cell table:style-name="ce32" table:number-columns-repeated="768"/>
        </table:table-row>
        <table:table-row table:style-name="ro2">
          <table:table-cell table:style-name="ce30" office:value-type="string">
            <text:p>Total Files Transferred</text:p>
          </table:table-cell>
          <table:table-cell office:value-type="float" office:value="6090">
            <text:p>6090</text:p>
          </table:table-cell>
          <table:table-cell office:value-type="float" office:value="26611">
            <text:p>26611</text:p>
          </table:table-cell>
          <table:table-cell office:value-type="float" office:value="19893">
            <text:p>19893</text:p>
          </table:table-cell>
          <table:table-cell office:value-type="float" office:value="5783">
            <text:p>5783</text:p>
          </table:table-cell>
          <table:table-cell table:style-name="ce33" table:number-columns-repeated="6"/>
          <table:table-cell table:number-columns-repeated="2"/>
          <table:table-cell table:style-name="ce33" table:number-columns-repeated="224"/>
          <table:table-cell table:number-columns-repeated="19"/>
          <table:table-cell table:style-name="ce33" table:number-columns-repeated="768"/>
        </table:table-row>
        <table:table-row table:style-name="ro2">
          <table:table-cell table:style-name="ce30" office:value-type="string">
            <text:p>Total unique hosts <text:s/></text:p>
          </table:table-cell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186">
            <text:p>186</text:p>
          </table:table-cell>
          <table:table-cell table:style-name="ce33" table:number-columns-repeated="6"/>
          <table:table-cell table:number-columns-repeated="2"/>
          <table:table-cell table:style-name="ce33" table:number-columns-repeated="224"/>
          <table:table-cell table:number-columns-repeated="19"/>
          <table:table-cell table:style-name="ce33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FTP stats'.N32" table:end-x="0.102cm" table:end-y="0.186cm" draw:z-index="0" draw:style-name="gr1" svg:width="32.927cm" svg:height="10.871cm" svg:x="0.814cm" svg:y="0.372cm">
              <draw:object draw:notify-on-update-of-ranges="'FTP stats'.B1:'FTP stats'.M1 'FTP stats'.A2:'FTP stats'.A2 'FTP stats'.B2:'FTP stats'.M2 'FTP stats'.A4:'FTP stats'.A4 'FTP stats'.B4:'FTP stats'.M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TP file stats" table:style-name="ta6" table:print="false">
        <office:forms form:automatic-focus="false" form:apply-design-mode="false"/>
        <table:table-column table:style-name="co13" table:default-cell-style-name="ce7"/>
        <table:table-column table:style-name="co14" table:number-columns-repeated="12" table:default-cell-style-name="Default"/>
        <table:table-column table:style-name="co5" table:number-columns-repeated="1011" table:default-cell-style-name="Default"/>
        <table:table-row table:style-name="ro2">
          <table:table-cell table:style-name="ce34" office:value-type="string">
            <text:p>FILE</text:p>
          </table:table-cell>
          <table:table-cell table:style-name="ce34" office:value-type="date" office:date-value="2009-01-01">
            <text:p>Jan 09</text:p>
          </table:table-cell>
          <table:table-cell table:style-name="ce34" office:value-type="date" office:date-value="2009-02-01">
            <text:p>Feb 09</text:p>
          </table:table-cell>
          <table:table-cell table:style-name="ce34" office:value-type="date" office:date-value="2009-03-01">
            <text:p>Mar 09</text:p>
          </table:table-cell>
          <table:table-cell table:style-name="ce34" office:value-type="date" office:date-value="2009-04-01">
            <text:p>Apr 09</text:p>
          </table:table-cell>
          <table:table-cell table:style-name="ce34" office:value-type="date" office:date-value="2009-05-01">
            <text:p>May 09</text:p>
          </table:table-cell>
          <table:table-cell table:style-name="ce34" office:value-type="date" office:date-value="2009-06-01">
            <text:p>Jun 09</text:p>
          </table:table-cell>
          <table:table-cell table:style-name="ce34" office:value-type="date" office:date-value="2009-07-01">
            <text:p>Jul 09</text:p>
          </table:table-cell>
          <table:table-cell table:style-name="ce34" office:value-type="date" office:date-value="2009-08-01">
            <text:p>Aug 09</text:p>
          </table:table-cell>
          <table:table-cell table:style-name="ce34" office:value-type="date" office:date-value="2009-09-01">
            <text:p>Sep 09</text:p>
          </table:table-cell>
          <table:table-cell table:style-name="ce34" office:value-type="date" office:date-value="2009-10-01">
            <text:p>Oct 09</text:p>
          </table:table-cell>
          <table:table-cell table:style-name="ce34" office:value-type="date" office:date-value="2009-11-01">
            <text:p>Nov 09</text:p>
          </table:table-cell>
          <table:table-cell table:style-name="ce34" office:value-type="date" office:date-value="2009-12-01">
            <text:p>Dec 09</text:p>
          </table:table-cell>
          <table:table-cell table:style-name="ce34" table:number-columns-repeated="224"/>
          <table:table-cell table:number-columns-repeated="19"/>
          <table:table-cell table:style-name="ce34" table:number-columns-repeated="768"/>
        </table:table-row>
        <table:table-row table:style-name="ro2">
          <table:table-cell office:value-type="string">
            <text:p>IntEnzXML.zip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ASCII/intenz.xm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>
            <draw:custom-shape table:end-cell-address="'FTP file stats'.M7" table:end-x="1.633cm" table:end-y="0.132cm" draw:z-index="1" draw:style-name="gr2" draw:text-style-name="P2" svg:width="15.2cm" svg:height="1.567cm" svg:x="0.48cm" svg:y="0.266cm">
              <text:p text:style-name="P1"><text:span text:style-name="T1">Web and FTP statistics are available at </text:span><text:span text:style-name="T2">http://www.ebi.ac.uk/awstats/menu.p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2">
          <table:table-cell office:value-type="string">
            <text:p>XCHARS/intenz.xm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intenz.xs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enzyme.xs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enzyme.da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intenz-biopax.owl.gz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2">
          <table:table-cell>
            <draw:frame table:end-cell-address="'FTP file stats'.P40" table:end-x="1.029cm" table:end-y="0.346cm" draw:z-index="0" draw:style-name="gr1" svg:width="30.837cm" svg:height="13.394cm" svg:x="3.325cm" svg:y="0.135cm">
              <draw:object draw:notify-on-update-of-ranges="'FTP file stats'.B1:'FTP file stats'.M1 'FTP file stats'.A2:'FTP file stats'.A2 'FTP file stats'.B2:'FTP file stats'.M2 'FTP file stats'.A3:'FTP file stats'.A3 'FTP file stats'.B3:'FTP file stats'.M3 'FTP file stats'.A4:'FTP file stats'.A4 'FTP file stats'.B4:'FTP file stats'.M4 'FTP file stats'.A5:'FTP file stats'.A5 'FTP file stats'.B5:'FTP file stats'.M5 'FTP file stats'.A6:'FTP file stats'.A6 'FTP file stats'.B6:'FTP file stats'.M6 'FTP file stats'.A7:'FTP file stats'.A7 'FTP file stats'.B7:'FTP file stats'.M7 'FTP file stats'.A8:'FTP file stats'.A8 'FTP file stats'.B8:'FTP file stats'.M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month number:textual="true"/>
      <number:text> </number:text>
      <number:year/>
    </number:date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11/01/2010</text:date>, <text:time>12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01-11T12:29:40</dc:date>
    <meta:print-date>1601-01-02T00:00:00</meta:print-date>
    <meta:editing-cycles>82</meta:editing-cycles>
    <meta:editing-duration>PT17H44M18S</meta:editing-duration>
    <meta:document-statistic meta:table-count="6" meta:cell-count="402" meta:object-count="1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" fo:font-family="'Bitstream Vera Sans'" fo:font-size="11.5500001907349pt" fo:font-style="normal" fo:text-shadow="none" style:text-underline-style="none" fo:font-weight="normal" style:font-size-asian="11.5500001907349pt" style:font-style-asian="normal" style:font-weight-asian="normal" style:font-family-complex="'Bitstream Vera Sans'" style:font-size-complex="11.5500001907349pt" style:font-style-complex="normal" style:font-weight-complex="normal"/>
    </style:style>
    <style:style style:name="ch3" style:family="chart">
      <style:chart-properties chart:stacked="tru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9.94999980926514pt" fo:font-style="normal" fo:text-shadow="none" style:text-underline-style="none" fo:font-weight="normal" style:font-size-asian="9.94999980926514pt" style:font-style-asian="normal" style:font-weight-asian="normal" style:font-family-complex="'Bitstream Vera Sans'" style:font-size-complex="9.94999980926514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00ae00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3deb3d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ff9966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5" style:family="chart">
      <style:graphic-properties draw:stroke="none" svg:stroke-width="0.035cm" svg:stroke-color="#000000" svg:stroke-opacity="100%" draw:fill="none" draw:fill-color="#000000" draw:opacity="100%"/>
    </style:style>
    <style:style style:name="ch16" style:family="chart">
      <style:graphic-properties draw:fill-color="#d9d9d9"/>
    </style:style>
  </office:automatic-styles>
  <office:body>
    <office:chart>
      <chart:chart svg:width="31.947cm" svg:height="13.554cm" chart:class="chart:bar" chart:style-name="ch1">
        <chart:legend chart:legend-position="end" svg:x="25.37cm" svg:y="4.968cm" chart:style-name="ch2"/>
        <chart:plot-area chart:style-name="ch3" table:cell-range-address="'Enzyme entries'.C1:'Enzyme entries'.L7" chart:data-source-has-labels="both" svg:x="1.075cm" svg:y="0.271cm" svg:width="23.658cm" svg:height="12.741cm">
          <chart:axis chart:dimension="x" chart:name="primary-x" chart:style-name="ch4">
            <chart:categories table:cell-range-address="'Enzyme entries'.D1:'Enzyme entries'.L1"/>
          </chart:axis>
          <chart:axis chart:dimension="y" chart:name="primary-y" chart:style-name="ch5">
            <chart:title svg:x="0.639cm" svg:y="8.176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L2" chart:label-cell-address="'Enzyme entries'.C2:'Enzyme entries'.C2" chart:class="chart:bar">
            <chart:data-point chart:style-name="ch9"/>
            <chart:data-point chart:repeated="8"/>
          </chart:series>
          <chart:series chart:style-name="ch10" chart:values-cell-range-address="'Enzyme entries'.D3:'Enzyme entries'.L3" chart:label-cell-address="'Enzyme entries'.C3:'Enzyme entries'.C3" chart:class="chart:bar">
            <chart:data-point chart:repeated="9"/>
          </chart:series>
          <chart:series chart:style-name="ch11" chart:values-cell-range-address="'Enzyme entries'.D4:'Enzyme entries'.L4" chart:label-cell-address="'Enzyme entries'.C4:'Enzyme entries'.C4" chart:class="chart:bar">
            <chart:data-point chart:repeated="9"/>
          </chart:series>
          <chart:series chart:style-name="ch12" chart:values-cell-range-address="'Enzyme entries'.D5:'Enzyme entries'.L5" chart:label-cell-address="'Enzyme entries'.C5:'Enzyme entries'.C5" chart:class="chart:bar">
            <chart:data-point chart:repeated="9"/>
          </chart:series>
          <chart:series chart:style-name="ch13" chart:values-cell-range-address="'Enzyme entries'.D6:'Enzyme entries'.L6" chart:label-cell-address="'Enzyme entries'.C6:'Enzyme entries'.C6" chart:class="chart:bar">
            <chart:data-point chart:repeated="9"/>
          </chart:series>
          <chart:series chart:style-name="ch14" chart:values-cell-range-address="'Enzyme entries'.D7:'Enzyme entries'.L7" chart:label-cell-address="'Enzyme entries'.C7:'Enzyme entries'.C7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L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31">
                <text:p text:id="'Enzyme entries'.D2:'Enzyme entries'.L2">4131</text:p>
              </table:table-cell>
              <table:table-cell office:value-type="float" office:value="4133">
                <text:p>4133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52">
                <text:p text:id="'Enzyme entries'.D3:'Enzyme entries'.L3">1052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2">
                <text:p text:id="'Enzyme entries'.D4:'Enzyme entries'.L4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2">
                <text:p text:id="'Enzyme entries'.D5:'Enzyme entries'.L5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">
                <text:p text:id="'Enzyme entries'.D6:'Enzyme entries'.L6"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L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" fo:font-family="'Bitstream Vera Sans'" fo:font-size="9.25pt" fo:font-style="normal" fo:text-shadow="none" style:text-underline-style="none" fo:font-weight="normal" style:font-size-asian="9.25pt" style:font-style-asian="normal" style:font-weight-asian="normal" style:font-family-complex="'Bitstream Vera Sans'" style:font-size-complex="9.25pt" style:font-style-complex="normal" style:font-weight-complex="normal"/>
    </style:style>
    <style:style style:name="ch3" style:family="chart">
      <style:chart-properties chart:stacked="tru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7.80000019073486pt" fo:font-style="normal" fo:text-shadow="none" style:text-underline-style="none" fo:font-weight="normal" style:font-size-asian="7.80000019073486pt" style:font-style-asian="normal" style:font-weight-asian="normal" style:font-family-complex="'Bitstream Vera Sans'" style:font-size-complex="7.80000019073486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9.64999961853027pt" fo:font-style="normal" fo:text-shadow="none" style:text-underline-style="none" fo:font-weight="normal" style:font-size-asian="9.64999961853027pt" style:font-style-asian="normal" style:font-weight-asian="normal" style:font-family-complex="'Bitstream Vera Sans'" style:font-size-complex="9.64999961853027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none" svg:stroke-width="0.035cm" svg:stroke-color="#000000" svg:stroke-opacity="100%" draw:fill="none" draw:fill-color="#000000" draw:opacity="100%"/>
    </style:style>
    <style:style style:name="ch11" style:family="chart">
      <style:graphic-properties draw:fill-color="#d9d9d9"/>
    </style:style>
  </office:automatic-styles>
  <office:body>
    <office:chart>
      <chart:chart svg:width="30.756cm" svg:height="10.955cm" chart:class="chart:bar" chart:style-name="ch1">
        <chart:legend chart:legend-position="end" svg:x="25.367cm" svg:y="4.933cm" chart:style-name="ch2"/>
        <chart:plot-area chart:style-name="ch3" table:cell-range-address="'Enzyme entries'.C1:'Enzyme entries'.L1 'Enzyme entries'.C9:'Enzyme entries'.L10" chart:data-source-has-labels="both" svg:x="1.029cm" svg:y="0.219cm" svg:width="23.724cm" svg:height="10.298cm">
          <chart:axis chart:dimension="x" chart:name="primary-x" chart:style-name="ch4">
            <chart:categories table:cell-range-address="'Enzyme entries'.D1:'Enzyme entries'.L1"/>
          </chart:axis>
          <chart:axis chart:dimension="y" chart:name="primary-y" chart:style-name="ch5">
            <chart:title svg:x="0.616cm" svg:y="6.903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9:'Enzyme entries'.L9" chart:label-cell-address="'Enzyme entries'.C9:'Enzyme entries'.C9" chart:class="chart:bar">
            <chart:data-point chart:repeated="9"/>
          </chart:series>
          <chart:series chart:style-name="ch9" chart:values-cell-range-address="'Enzyme entries'.D10:'Enzyme entries'.L10" chart:label-cell-address="'Enzyme entries'.C10:'Enzyme entries'.C10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L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877">
                <text:p text:id="'Enzyme entries'.D9:'Enzyme entries'.L9">4877</text:p>
              </table:table-cell>
              <table:table-cell office:value-type="float" office:value="4881">
                <text:p>4881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4">
                <text:p text:id="'Enzyme entries'.D10:'Enzyme entries'.L10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" fo:font-family="'Bitstream Vera Sans'" fo:font-size="10.6999998092651pt" fo:font-style="normal" fo:text-shadow="none" style:text-underline-style="none" fo:font-weight="normal" style:font-size-asian="10.6999998092651pt" style:font-style-asian="normal" style:font-weight-asian="normal" style:font-family-complex="'Bitstream Vera Sans'" style:font-size-complex="10.6999998092651pt" style:font-style-complex="normal" style:font-weight-complex="normal"/>
    </style:style>
    <style:style style:name="ch3" style:family="chart">
      <style:chart-properties chart:stacked="tru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cm" svg:stroke-color="#000000" svg:stroke-opacity="100%" draw:fill="solid" draw:fill-color="#0066cc" draw:opacity="100%" dr3d:edge-rounding="0%"/>
      <style:text-properties fo:font-size="6pt" style:font-size-asian="6pt" style:font-size-complex="6pt"/>
    </style:style>
    <style:style style:name="ch17" style:family="chart">
      <style:graphic-properties draw:stroke="solid" svg:stroke-width="0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cm" svg:stroke-color="#000000" svg:stroke-opacity="100%" draw:fill="solid" draw:fill-color="#000080" draw:opacity="100%" dr3d:edge-rounding="0%"/>
      <style:text-properties fo:font-size="6pt" style:font-size-asian="6pt" style:font-size-complex="6pt"/>
    </style:style>
    <style:style style:name="ch19" style:family="chart">
      <style:graphic-properties draw:stroke="none" svg:stroke-width="0.035cm" svg:stroke-color="#000000" svg:stroke-opacity="100%" draw:fill="none" draw:fill-color="#000000" draw:opacity="100%"/>
    </style:style>
    <style:style style:name="ch20" style:family="chart">
      <style:graphic-properties draw:fill-color="#d9d9d9"/>
    </style:style>
  </office:automatic-styles>
  <office:body>
    <office:chart>
      <chart:chart svg:width="30.476cm" svg:height="12.663cm" chart:class="chart:bar" chart:style-name="ch1">
        <chart:legend chart:legend-position="end" svg:x="27.305cm" svg:y="3.96cm" chart:style-name="ch2"/>
        <chart:plot-area chart:style-name="ch3" table:cell-range-address="links.A1:links.J10" chart:data-source-has-labels="both" svg:x="1.017cm" svg:y="0.253cm" svg:width="25.68cm" svg:height="11.852cm">
          <chart:axis chart:dimension="x" chart:name="primary-x" chart:style-name="ch4">
            <chart:title svg:x="12.78cm" svg:y="11.76cm" chart:style-name="ch5">
              <text:p>Release number</text:p>
            </chart:title>
            <chart:categories table:cell-range-address="links.B1:links.J1"/>
          </chart:axis>
          <chart:axis chart:dimension="y" chart:name="primary-y" chart:style-name="ch6">
            <chart:title svg:x="0.61cm" svg:y="7.202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J2" chart:label-cell-address="links.A2:links.A2" chart:class="chart:bar">
            <chart:data-point chart:style-name="ch10"/>
            <chart:data-point chart:repeated="8"/>
          </chart:series>
          <chart:series chart:style-name="ch11" chart:values-cell-range-address="links.B3:links.J3" chart:label-cell-address="links.A3:links.A3" chart:class="chart:bar">
            <chart:data-point chart:repeated="9"/>
          </chart:series>
          <chart:series chart:style-name="ch12" chart:values-cell-range-address="links.B4:links.J4" chart:label-cell-address="links.A4:links.A4" chart:class="chart:bar">
            <chart:data-point chart:repeated="9"/>
          </chart:series>
          <chart:series chart:style-name="ch13" chart:values-cell-range-address="links.B5:links.J5" chart:label-cell-address="links.A5:links.A5" chart:class="chart:bar">
            <chart:data-point chart:repeated="9"/>
          </chart:series>
          <chart:series chart:style-name="ch14" chart:values-cell-range-address="links.B6:links.J6" chart:label-cell-address="links.A6:links.A6" chart:class="chart:bar">
            <chart:data-point chart:repeated="9"/>
          </chart:series>
          <chart:series chart:style-name="ch15" chart:values-cell-range-address="links.B7:links.J7" chart:label-cell-address="links.A7:links.A7" chart:class="chart:bar">
            <chart:data-point chart:repeated="9"/>
          </chart:series>
          <chart:series chart:style-name="ch16" chart:values-cell-range-address="links.B8:links.J8" chart:label-cell-address="links.A8:links.A8" chart:class="chart:bar">
            <chart:data-point chart:repeated="9"/>
          </chart:series>
          <chart:series chart:style-name="ch17" chart:values-cell-range-address="links.B9:links.J9" chart:label-cell-address="links.A9:links.A9" chart:class="chart:bar">
            <chart:data-point chart:repeated="9"/>
          </chart:series>
          <chart:series chart:style-name="ch18" chart:values-cell-range-address="links.B10:links.J10" chart:label-cell-address="links.A10:links.A10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J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4">
                <text:p text:id="links.B2:links.J2">3394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 text:id="links.A3:links.A3">BRENDA </text:p>
              </table:table-cell>
              <table:table-cell office:value-type="float" office:value="2956">
                <text:p text:id="links.B3:links.J3">2956</text:p>
              </table:table-cell>
              <table:table-cell office:value-type="float" office:value="2942">
                <text:p>2942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2885">
                <text:p>2885</text:p>
              </table:table-cell>
              <table:table-cell office:value-type="float" office:value="2881">
                <text:p>2881</text:p>
              </table:table-cell>
              <table:table-cell office:value-type="float" office:value="2879">
                <text:p>2879</text:p>
              </table:table-cell>
              <table:table-cell office:value-type="float" office:value="2879">
                <text:p>2879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 text:id="links.A4:links.A4">KEGG </text:p>
              </table:table-cell>
              <table:table-cell office:value-type="float" office:value="2859">
                <text:p text:id="links.B4:links.J4">2859</text:p>
              </table:table-cell>
              <table:table-cell office:value-type="float" office:value="2842">
                <text:p>2842</text:p>
              </table:table-cell>
              <table:table-cell office:value-type="float" office:value="2834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2829">
                <text:p>2829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 text:id="links.A5:links.A5">ERGO </text:p>
              </table:table-cell>
              <table:table-cell office:value-type="float" office:value="1985">
                <text:p text:id="links.B5:links.J5">1985</text:p>
              </table:table-cell>
              <table:table-cell office:value-type="float" office:value="1970">
                <text:p>1970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 text:id="links.A6:links.A6">EXPASY </text:p>
              </table:table-cell>
              <table:table-cell office:value-type="float" office:value="852">
                <text:p text:id="links.B6:links.J6">852</text:p>
              </table:table-cell>
              <table:table-cell office:value-type="float" office:value="850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 text:id="links.A7:links.A7">WIT </text:p>
              </table:table-cell>
              <table:table-cell office:value-type="float" office:value="834">
                <text:p text:id="links.B7:links.J7">834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 text:id="links.A8:links.A8">NIST 74 </text:p>
              </table:table-cell>
              <table:table-cell office:value-type="float" office:value="354">
                <text:p text:id="links.B8:links.J8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 text:id="links.A9:links.A9">MEROPS </text:p>
              </table:table-cell>
              <table:table-cell office:value-type="float" office:value="345">
                <text:p text:id="links.B9:links.J9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 text:id="links.A10:links.A10">UM-BBD </text:p>
              </table:table-cell>
              <table:table-cell office:value-type="float" office:value="219">
                <text:p text:id="links.B10:links.J10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" fo:font-family="'Bitstream Vera Sans'" fo:font-size="8.30000019073486pt" fo:font-style="normal" fo:text-shadow="none" style:text-underline-style="none" fo:font-weight="normal" style:font-size-asian="8.30000019073486pt" style:font-style-asian="normal" style:font-weight-asian="normal" style:font-family-complex="'Bitstream Vera Sans'" style:font-size-complex="8.30000019073486pt" style:font-style-complex="normal" style:font-weight-complex="normal"/>
    </style:style>
    <style:style style:name="ch3" style:family="chart">
      <style:chart-properties chart:stacked="tru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12.5pt" fo:font-style="normal" fo:text-shadow="none" style:text-underline-style="none" fo:font-weight="normal" style:font-size-asian="12.5pt" style:font-style-asian="normal" style:font-weight-asian="normal" style:font-family-complex="'Bitstream Vera Sans'" style:font-size-complex="12.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.035cm" svg:stroke-color="#000000" svg:stroke-opacity="100%" draw:fill="none" draw:fill-color="#000000" draw:opacity="100%"/>
    </style:style>
    <style:style style:name="ch14" style:family="chart">
      <style:graphic-properties draw:fill-color="#d9d9d9"/>
    </style:style>
  </office:automatic-styles>
  <office:body>
    <office:chart>
      <chart:chart svg:width="28.71cm" svg:height="9.702cm" chart:class="chart:bar" chart:style-name="ch1">
        <chart:legend chart:legend-position="end" svg:x="25.61cm" svg:y="3.746cm" chart:style-name="ch2"/>
        <chart:plot-area chart:style-name="ch3" table:cell-range-address="xrefs.A1:xrefs.J6" chart:data-source-has-labels="both" svg:x="0.947cm" svg:y="0.194cm" svg:width="24.09cm" svg:height="9.12cm">
          <chart:axis chart:dimension="x" chart:name="primary-x" chart:style-name="ch4">
            <chart:categories table:cell-range-address="xrefs.B1:xrefs.J1"/>
          </chart:axis>
          <chart:axis chart:dimension="y" chart:name="primary-y" chart:style-name="ch5">
            <chart:title svg:x="0.575cm" svg:y="7.374cm" chart:style-name="ch6">
              <text:p>Unique external entries</text:p>
            </chart:title>
            <chart:grid chart:style-name="ch7" chart:class="major"/>
          </chart:axis>
          <chart:series chart:style-name="ch8" chart:values-cell-range-address="xrefs.B2:xrefs.J2" chart:label-cell-address="xrefs.A2:xrefs.A2" chart:class="chart:bar">
            <chart:data-point chart:repeated="9"/>
          </chart:series>
          <chart:series chart:style-name="ch9" chart:values-cell-range-address="xrefs.B3:xrefs.J3" chart:label-cell-address="xrefs.A3:xrefs.A3" chart:class="chart:bar">
            <chart:data-point chart:repeated="9"/>
          </chart:series>
          <chart:series chart:style-name="ch10" chart:values-cell-range-address="xrefs.B4:xrefs.J4" chart:label-cell-address="xrefs.A4:xrefs.A4" chart:class="chart:bar">
            <chart:data-point chart:repeated="9"/>
          </chart:series>
          <chart:series chart:style-name="ch11" chart:values-cell-range-address="xrefs.B5:xrefs.J5" chart:label-cell-address="xrefs.A5:xrefs.A5" chart:class="chart:bar">
            <chart:data-point chart:repeated="9"/>
          </chart:series>
          <chart:series chart:style-name="ch12" chart:values-cell-range-address="xrefs.B6:xrefs.J6" chart:label-cell-address="xrefs.A6:xrefs.A6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J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36591">
                <text:p text:id="xrefs.B2:xrefs.J2">136591</text:p>
              </table:table-cell>
              <table:table-cell office:value-type="float" office:value="138165">
                <text:p>138165</text:p>
              </table:table-cell>
              <table:table-cell office:value-type="float" office:value="160743">
                <text:p>160743</text:p>
              </table:table-cell>
              <table:table-cell office:value-type="float" office:value="162549">
                <text:p>162549</text:p>
              </table:table-cell>
              <table:table-cell office:value-type="float" office:value="173756">
                <text:p>173756</text:p>
              </table:table-cell>
              <table:table-cell office:value-type="float" office:value="173756">
                <text:p>173756</text:p>
              </table:table-cell>
              <table:table-cell office:value-type="float" office:value="178893">
                <text:p>178893</text:p>
              </table:table-cell>
              <table:table-cell office:value-type="float" office:value="178951">
                <text:p>178951</text:p>
              </table:table-cell>
              <table:table-cell office:value-type="float" office:value="179881">
                <text:p>179881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89">
                <text:p text:id="xrefs.B3:xrefs.J3"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2">
                <text:p text:id="xrefs.B4:xrefs.J4"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21">
                <text:p text:id="xrefs.B5:xrefs.J5">421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J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" fo:font-family="'Bitstream Vera Sans'" fo:font-size="8.5pt" fo:font-style="normal" fo:text-shadow="none" style:text-underline-style="none" fo:font-weight="normal" style:font-size-asian="8.5pt" style:font-style-asian="normal" style:font-weight-asian="normal" style:font-family-complex="'Bitstream Vera Sans'" style:font-size-complex="8.5pt" style:font-style-complex="normal" style:font-weight-complex="normal"/>
    </style:style>
    <style:style style:name="ch3" style:family="chart">
      <style:chart-properties chart:stacked="tru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12.8999996185303pt" fo:font-style="normal" fo:text-shadow="none" style:text-underline-style="none" fo:font-weight="normal" style:font-size-asian="12.8999996185303pt" style:font-style-asian="normal" style:font-weight-asian="normal" style:font-family-complex="'Bitstream Vera Sans'" style:font-size-complex="12.89999961853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.035cm" svg:stroke-color="#000000" svg:stroke-opacity="100%" draw:fill="none" draw:fill-color="#000000" draw:opacity="100%"/>
    </style:style>
    <style:style style:name="ch14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8cm" chart:style-name="ch2"/>
        <chart:plot-area chart:style-name="ch3" table:cell-range-address="xrefs.A8:xrefs.J13" chart:data-source-has-labels="both" svg:x="0.945cm" svg:y="0.201cm" svg:width="24.053cm" svg:height="9.452cm">
          <chart:axis chart:dimension="x" chart:name="primary-x" chart:style-name="ch4">
            <chart:categories table:cell-range-address="xrefs.B8:xrefs.J8"/>
          </chart:axis>
          <chart:axis chart:dimension="y" chart:name="primary-y" chart:style-name="ch5">
            <chart:title svg:x="0.574cm" svg:y="7.309cm" chart:style-name="ch6">
              <text:p>Total cross references</text:p>
            </chart:title>
            <chart:grid chart:style-name="ch7" chart:class="major"/>
          </chart:axis>
          <chart:series chart:style-name="ch8" chart:values-cell-range-address="xrefs.B9:xrefs.J9" chart:label-cell-address="xrefs.A9:xrefs.A9" chart:class="chart:bar">
            <chart:data-point chart:repeated="9"/>
          </chart:series>
          <chart:series chart:style-name="ch9" chart:values-cell-range-address="xrefs.B10:xrefs.J10" chart:label-cell-address="xrefs.A10:xrefs.A10" chart:class="chart:bar">
            <chart:data-point chart:repeated="9"/>
          </chart:series>
          <chart:series chart:style-name="ch10" chart:values-cell-range-address="xrefs.B11:xrefs.J11" chart:label-cell-address="xrefs.A11:xrefs.A11" chart:class="chart:bar">
            <chart:data-point chart:repeated="9"/>
          </chart:series>
          <chart:series chart:style-name="ch11" chart:values-cell-range-address="xrefs.B12:xrefs.J12" chart:label-cell-address="xrefs.A12:xrefs.A12" chart:class="chart:bar">
            <chart:data-point chart:repeated="9"/>
          </chart:series>
          <chart:series chart:style-name="ch12" chart:values-cell-range-address="xrefs.B13:xrefs.J13" chart:label-cell-address="xrefs.A13:xrefs.A13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J8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43085">
                <text:p text:id="xrefs.B9:xrefs.J9">143085</text:p>
              </table:table-cell>
              <table:table-cell office:value-type="float" office:value="144681">
                <text:p>144681</text:p>
              </table:table-cell>
              <table:table-cell office:value-type="float" office:value="167793">
                <text:p>167793</text:p>
              </table:table-cell>
              <table:table-cell office:value-type="float" office:value="169608">
                <text:p>169608</text:p>
              </table:table-cell>
              <table:table-cell office:value-type="float" office:value="181435">
                <text:p>181435</text:p>
              </table:table-cell>
              <table:table-cell office:value-type="float" office:value="181435">
                <text:p>181435</text:p>
              </table:table-cell>
              <table:table-cell office:value-type="float" office:value="186837">
                <text:p>186837</text:p>
              </table:table-cell>
              <table:table-cell office:value-type="float" office:value="186900">
                <text:p>186900</text:p>
              </table:table-cell>
              <table:table-cell office:value-type="float" office:value="187863">
                <text:p>187863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2">
                <text:p text:id="xrefs.B10:xrefs.J10">3792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17">
                <text:p text:id="xrefs.B11:xrefs.J11"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23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326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61">
                <text:p text:id="xrefs.B12:xrefs.J12">1261</text:p>
              </table:table-cell>
              <table:table-cell office:value-type="float" office:value="1261">
                <text:p>1261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J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4" style:family="chart">
      <style:chart-properties style:rotation-angle="0" style:direction="ltr"/>
      <style:text-properties fo:color="#000000" style:text-outline="false" style:text-line-through-style="none" style:text-position="0%" fo:font-family="'Bitstream Vera Sans'" fo:font-size="13.1999998092651pt" fo:font-style="normal" fo:text-shadow="none" style:text-underline-style="none" fo:font-weight="normal" style:font-size-asian="13.1999998092651pt" style:font-style-asian="normal" style:font-weight-asian="normal" style:font-family-complex="'Bitstream Vera Sans'" style:font-size-complex="13.1999998092651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13.1999998092651pt" fo:font-style="normal" fo:text-shadow="none" style:text-underline-style="none" fo:font-weight="normal" style:font-size-asian="13.1999998092651pt" style:font-style-asian="normal" style:font-weight-asian="normal" style:font-family-complex="'Bitstream Vera Sans'" style:font-size-complex="13.1999998092651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05cm" svg:stroke-color="#9999ff" svg:stroke-opacity="100%" draw:fill-color="#9999ff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 draw:opacity="100%"/>
    </style:style>
    <style:style style:name="ch11" style:family="chart">
      <style:graphic-properties draw:fill-color="#d9d9d9"/>
    </style:style>
  </office:automatic-styles>
  <office:body>
    <office:chart>
      <chart:chart svg:width="28.633cm" svg:height="10.309cm" chart:class="chart:line" chart:style-name="ch1">
        <chart:plot-area chart:style-name="ch2" table:cell-range-address="Synonyms.B1:Synonyms.J2" chart:data-source-has-labels="row" svg:x="0.943cm" svg:y="0.206cm" svg:width="27.118cm" svg:height="9.892cm">
          <chart:axis chart:dimension="x" chart:name="primary-x" chart:style-name="ch3">
            <chart:title svg:x="12.976cm" svg:y="9.546cm" chart:style-name="ch4">
              <text:p>Release number</text:p>
            </chart:title>
            <chart:categories table:cell-range-address="Synonyms.B1:Synonyms.J1"/>
          </chart:axis>
          <chart:axis chart:dimension="y" chart:name="primary-y" chart:style-name="ch5">
            <chart:title svg:x="0.573cm" svg:y="7.274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J2" chart:class="chart:line"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J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357">
                <text:p text:id="Synonyms.B2:Synonyms.J2">19357</text:p>
              </table:table-cell>
              <table:table-cell office:value-type="float" office:value="19407">
                <text:p>19407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  <table:table-cell office:value-type="float" office:value="19472">
                <text:p>194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d9d9d9" draw:opacity="100%"/>
      <style:text-properties fo:color="#000000" style:text-outline="false" style:text-line-through-style="none" style:text-position="0%" fo:font-family="'Bitstream Vera Sans'" fo:font-size="9.19999980926514pt" fo:font-style="normal" fo:text-shadow="none" style:text-underline-style="none" fo:font-weight="normal" style:font-size-asian="9.19999980926514pt" style:font-style-asian="normal" style:font-weight-asian="normal" style:font-family-complex="'Bitstream Vera Sans'" style:font-size-complex="9.19999980926514pt" style:font-style-complex="normal" style:font-weight-complex="normal"/>
    </style:style>
    <style:style style:name="ch3" style:family="chart">
      <style:chart-properties chart:stacked="true" chart:symbol-type="automatic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45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8pt" fo:font-style="normal" fo:text-shadow="none" style:text-underline-style="none" fo:font-weight="normal" style:font-size-asian="8pt" style:font-style-asian="normal" style:font-weight-asian="normal" style:font-family-complex="'Bitstream Vera Sans'" style:font-size-complex="8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" fo:font-family="'Bitstream Vera Sans'" fo:font-size="14pt" fo:font-style="normal" fo:text-shadow="none" style:text-underline-style="none" fo:font-weight="normal" style:font-size-asian="14pt" style:font-style-asian="normal" style:font-weight-asian="normal" style:font-family-complex="'Bitstream Vera Sans'" style:font-size-complex="14pt" style:font-style-complex="normal" style:font-weight-complex="normal"/>
    </style:style>
    <style:style style:name="ch6" style:family="chart" style:data-style-name="N61">
      <style:chart-properties chart:display-label="true" chart:tick-marks-major-inner="false" chart:tick-marks-major-outer="true" chart:tick-marks-minor-inner="false" chart:tick-marks-minor-outer="false" chart:logarithmic="false" chart:origin="0" chart:reverse-direction="false" text:line-break="false" chart:link-data-style-to-source="false" chart:visible="true" style:rotation-angle="0" style:direction="ltr"/>
      <style:graphic-properties draw:stroke="solid" svg:stroke-width="0.105cm" svg:stroke-color="#ffff00" svg:stroke-opacity="100%"/>
      <style:text-properties fo:color="#000000" style:text-outline="false" style:text-line-through-style="none" style:text-position="0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reverse-direction="false" text:line-break="false" chart:visible="true" style:rotation-angle="0" style:direction="ltr"/>
      <style:graphic-properties draw:stroke="solid" svg:stroke-width="0.105cm" svg:stroke-color="#ff8d00" svg:stroke-opacity="100%"/>
      <style:text-properties fo:color="#000000" style:text-outline="false" style:text-line-through-style="none" style:text-position="0%" fo:font-family="'Bitstream Vera Sans'" fo:font-size="10.8000001907349pt" fo:font-style="normal" fo:text-shadow="none" style:text-underline-style="none" fo:font-weight="normal" style:font-size-asian="10.8000001907349pt" style:font-style-asian="normal" style:font-weight-asian="normal" style:font-family-complex="'Bitstream Vera Sans'" style:font-size-complex="10.8000001907349pt" style:font-style-complex="normal" style:font-weight-complex="normal"/>
    </style:style>
    <style:style style:name="ch9" style:family="chart">
      <style:chart-properties chart:symbol-type="named-symbol" chart:symbol-name="diamond" chart:symbol-width="0.352cm" chart:symbol-height="0.352cm"/>
      <style:graphic-properties draw:stroke="solid" svg:stroke-width="0.10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352cm" chart:symbol-height="0.352cm"/>
      <style:graphic-properties draw:stroke="solid" svg:stroke-width="0.105cm" svg:stroke-color="#ff8d00" svg:stroke-opacity="100%" draw:fill-color="#ff8d00" draw:opacity="100%" dr3d:edge-rounding="0%"/>
      <style:text-properties fo:font-size="6pt" style:font-size-asian="6pt" style:font-size-complex="6pt"/>
    </style:style>
    <style:style style:name="ch11" style:family="chart">
      <style:graphic-properties draw:stroke="none" svg:stroke-width="0cm" svg:stroke-color="#000000" svg:stroke-opacity="100%" draw:fill="solid" draw:fill-color="#d9d9d9" draw:opacity="100%"/>
    </style:style>
    <style:style style:name="ch12" style:family="chart">
      <style:graphic-properties draw:fill-color="#d9d9d9"/>
    </style:style>
  </office:automatic-styles>
  <office:body>
    <office:chart>
      <chart:chart svg:width="32.928cm" svg:height="10.872cm" chart:class="chart:line" chart:style-name="ch1">
        <chart:legend chart:legend-position="end" svg:x="27.768cm" svg:y="4.893cm" chart:style-name="ch2"/>
        <chart:plot-area chart:style-name="ch3" table:cell-range-address="'FTP stats'.B1:'FTP stats'.M2 'FTP stats'.A2:'FTP stats'.M2 'FTP stats'.A4:'FTP stats'.M4 'FTP stats'.A1:'FTP stats'.A1" chart:data-source-has-labels="both" svg:x="0.658cm" svg:y="0.217cm" svg:width="26.453cm" svg:height="10.205cm">
          <chart:axis chart:dimension="x" chart:name="primary-x" chart:style-name="ch4">
            <chart:title svg:x="13.103cm" svg:y="9.855cm" chart:style-name="ch5">
              <text:p>Month</text:p>
            </chart:title>
            <chart:categories table:cell-range-address="'FTP stats'.B1:'FTP stats'.M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FTP stats'.B2:'FTP stats'.M2" chart:label-cell-address="'FTP stats'.A2:'FTP stats'.A2" chart:class="chart:line">
            <chart:data-point chart:repeated="12"/>
          </chart:series>
          <chart:series chart:attached-axis="secondary-y" chart:style-name="ch10" chart:values-cell-range-address="'FTP stats'.B4:'FTP stats'.M4" chart:label-cell-address="'FTP stats'.A4:'FTP stats'.A4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stats'.B1:'FTP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stats'.A2:'FTP stats'.A2">Total Data Transferred</text:p>
              </table:table-cell>
              <table:table-cell office:value-type="float" office:value="536254385">
                <text:p text:id="'FTP stats'.B2:'FTP stats'.M2">536254385</text:p>
              </table:table-cell>
              <table:table-cell office:value-type="float" office:value="750936856">
                <text:p>750936856</text:p>
              </table:table-cell>
              <table:table-cell office:value-type="float" office:value="625149824">
                <text:p>625149824</text:p>
              </table:table-cell>
              <table:table-cell office:value-type="float" office:value="646741763">
                <text:p>646741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stats'.A4:'FTP stats'.A4">Total unique hosts  </text:p>
              </table:table-cell>
              <table:table-cell office:value-type="float" office:value="259">
                <text:p text:id="'FTP stats'.B4:'FTP stats'.M4">259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solid" draw:fill-color="#d9d9d9" draw:opacity="100%"/>
      <style:text-properties fo:color="#000000" style:text-outline="false" style:text-line-through-style="none" style:text-position="0%" fo:font-family="'Bitstream Vera Sans'" fo:font-size="11.3999996185303pt" fo:font-style="normal" fo:text-shadow="none" style:text-underline-style="none" fo:font-weight="normal" style:font-size-asian="11.3999996185303pt" style:font-style-asian="normal" style:font-weight-asian="normal" style:font-family-complex="'Bitstream Vera Sans'" style:font-size-complex="11.3999996185303pt" style:font-style-complex="normal" style:font-weight-complex="normal"/>
    </style:style>
    <style:style style:name="ch3" style:family="chart">
      <style:chart-properties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45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8pt" fo:font-style="normal" fo:text-shadow="none" style:text-underline-style="none" fo:font-weight="normal" style:font-size-asian="8pt" style:font-style-asian="normal" style:font-weight-asian="normal" style:font-family-complex="'Bitstream Vera Sans'" style:font-size-complex="8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'Bitstream Vera Sans'" fo:font-size="13.3000001907349pt" fo:font-style="normal" fo:text-shadow="none" style:text-underline-style="none" fo:font-weight="normal" style:font-size-asian="13.3000001907349pt" style:font-style-asian="normal" style:font-weight-asian="normal" style:font-family-complex="'Bitstream Vera Sans'" style:font-size-complex="13.3000001907349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" fo:font-family="'Bitstream Vera Sans'" fo:font-size="17.1000003814697pt" fo:font-style="normal" fo:text-shadow="none" style:text-underline-style="none" fo:font-weight="normal" style:font-size-asian="17.1000003814697pt" style:font-style-asian="normal" style:font-weight-asian="normal" style:font-family-complex="'Bitstream Vera Sans'" style:font-size-complex="17.1000003814697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05cm" svg:stroke-color="#0047ff" svg:stroke-opacity="100%" draw:fill-color="#0047ff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105cm" svg:stroke-color="#47b8b8" svg:stroke-opacity="100%" draw:fill-color="#47b8b8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105cm" svg:stroke-color="#33cc66" svg:stroke-opacity="100%" draw:fill-color="#33cc6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105cm" svg:stroke-color="#ff9966" svg:stroke-opacity="100%" draw:fill-color="#ff9966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105cm" svg:stroke-color="#ffcc99" svg:stroke-opacity="100%" draw:fill-color="#ffcc99" draw:opacity="100%" dr3d:edge-rounding="0%"/>
      <style:text-properties fo:font-size="6pt" style:font-size-asian="6pt" style:font-size-complex="6pt"/>
    </style:style>
    <style:style style:name="ch13" style:family="chart">
      <style:chart-properties chart:solid-type="cuboid"/>
    </style:style>
    <style:style style:name="ch14" style:family="chart">
      <style:chart-properties chart:symbol-type="none"/>
      <style:graphic-properties draw:stroke="solid" svg:stroke-width="0.105cm" svg:stroke-color="#dc2300" svg:stroke-opacity="100%" draw:fill-color="#dc2300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105cm" svg:stroke-color="#9966cc" svg:stroke-opacity="100%" draw:fill-color="#9966cc" draw:opacity="100%" dr3d:edge-rounding="0%"/>
      <style:text-properties fo:font-size="6pt" style:font-size-asian="6pt" style:font-size-complex="6pt"/>
    </style:style>
    <style:style style:name="ch16" style:family="chart">
      <style:graphic-properties draw:stroke="none" svg:stroke-width="0cm" svg:stroke-color="#000000" svg:stroke-opacity="100%" draw:fill="solid" draw:fill-color="#d9d9d9" draw:opacity="100%"/>
    </style:style>
    <style:style style:name="ch17" style:family="chart">
      <style:graphic-properties draw:fill-color="#d9d9d9"/>
    </style:style>
  </office:automatic-styles>
  <office:body>
    <office:chart>
      <chart:chart svg:width="30.838cm" svg:height="13.395cm" chart:class="chart:line" chart:style-name="ch1">
        <chart:legend chart:legend-position="end" svg:x="25.327cm" svg:y="4.613cm" chart:style-name="ch2"/>
        <chart:plot-area chart:style-name="ch3" table:cell-range-address="'FTP file stats'.A1:'FTP file stats'.M8" chart:data-source-has-labels="both" svg:x="1.031cm" svg:y="0.267cm" svg:width="23.681cm" svg:height="12.594cm">
          <chart:axis chart:dimension="x" chart:name="primary-x" chart:style-name="ch4">
            <chart:categories table:cell-range-address="'FTP file stats'.B1:'FTP file stats'.M1"/>
          </chart:axis>
          <chart:axis chart:dimension="y" chart:name="primary-y" chart:style-name="ch5">
            <chart:title svg:x="0.617cm" svg:y="9.898cm" chart:style-name="ch6">
              <text:p>Number of downloads</text:p>
            </chart:title>
            <chart:grid chart:style-name="ch7" chart:class="major"/>
          </chart:axis>
          <chart:series chart:style-name="ch8" chart:values-cell-range-address="'FTP file stats'.B2:'FTP file stats'.M2" chart:label-cell-address="'FTP file stats'.A2:'FTP file stats'.A2" chart:class="chart:line">
            <chart:data-point chart:repeated="12"/>
          </chart:series>
          <chart:series chart:style-name="ch9" chart:values-cell-range-address="'FTP file stats'.B3:'FTP file stats'.M3" chart:label-cell-address="'FTP file stats'.A3:'FTP file stats'.A3" chart:class="chart:line">
            <chart:data-point chart:repeated="12"/>
          </chart:series>
          <chart:series chart:style-name="ch10" chart:values-cell-range-address="'FTP file stats'.B4:'FTP file stats'.M4" chart:label-cell-address="'FTP file stats'.A4:'FTP file stats'.A4" chart:class="chart:line">
            <chart:data-point chart:repeated="12"/>
          </chart:series>
          <chart:series chart:style-name="ch11" chart:values-cell-range-address="'FTP file stats'.B5:'FTP file stats'.M5" chart:label-cell-address="'FTP file stats'.A5:'FTP file stats'.A5" chart:class="chart:line">
            <chart:data-point chart:repeated="12"/>
          </chart:series>
          <chart:series chart:style-name="ch12" chart:values-cell-range-address="'FTP file stats'.B6:'FTP file stats'.M6" chart:label-cell-address="'FTP file stats'.A6:'FTP file stats'.A6" chart:class="chart:line">
            <chart:data-point chart:repeated="3"/>
            <chart:data-point chart:style-name="ch13"/>
            <chart:data-point chart:repeated="8"/>
          </chart:series>
          <chart:series chart:style-name="ch14" chart:values-cell-range-address="'FTP file stats'.B7:'FTP file stats'.M7" chart:label-cell-address="'FTP file stats'.A7:'FTP file stats'.A7" chart:class="chart:line">
            <chart:data-point chart:repeated="12"/>
          </chart:series>
          <chart:series chart:style-name="ch15" chart:values-cell-range-address="'FTP file stats'.B8:'FTP file stats'.M8" chart:label-cell-address="'FTP file stats'.A8:'FTP file stats'.A8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file stats'.B1:'FTP file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file stats'.A2:'FTP file stats'.A2">IntEnzXML.zip</text:p>
              </table:table-cell>
              <table:table-cell office:value-type="float" office:value="4">
                <text:p text:id="'FTP file stats'.B2:'FTP file stats'.M2"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3:'FTP file stats'.A3">ASCII/intenz.xml</text:p>
              </table:table-cell>
              <table:table-cell office:value-type="float" office:value="6">
                <text:p text:id="'FTP file stats'.B3:'FTP file stats'.M3"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4:'FTP file stats'.A4">XCHARS/intenz.xml</text:p>
              </table:table-cell>
              <table:table-cell office:value-type="float" office:value="1">
                <text:p text:id="'FTP file stats'.B4:'FTP file stats'.M4"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5:'FTP file stats'.A5">intenz.xsd</text:p>
              </table:table-cell>
              <table:table-cell office:value-type="float" office:value="0">
                <text:p text:id="'FTP file stats'.B5:'FTP file stats'.M5"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6:'FTP file stats'.A6">enzyme.xsd</text:p>
              </table:table-cell>
              <table:table-cell office:value-type="float" office:value="3">
                <text:p text:id="'FTP file stats'.B6:'FTP file stats'.M6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7:'FTP file stats'.A7">enzyme.dat</text:p>
              </table:table-cell>
              <table:table-cell office:value-type="float" office:value="8">
                <text:p text:id="'FTP file stats'.B7:'FTP file stats'.M7"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8:'FTP file stats'.A8">intenz-biopax.owl.gz</text:p>
              </table:table-cell>
              <table:table-cell office:value-type="float" office:value="0">
                <text:p text:id="'FTP file stats'.B8:'FTP file stats'.M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